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d6d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svg:stroke-color="#00b8ff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solid" draw:fill-color="#ed6d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cm" svg:height="1cm" svg:x="17cm" svg:y="3cm">
          <text:p text:style-name="P1"><text:span text:style-name="T1">T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6cm" svg:y="3cm">
          <text:p text:style-name="P1"><text:span text:style-name="T1">R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5cm" svg:y="3cm">
          <text:p text:style-name="P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4cm" svg:y="3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1cm" svg:y="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0cm" svg:y="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cm" svg:y="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8cm" svg:y="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7cm" svg:y="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3cm" svg:y="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cm" svg:y="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7cm" svg:y="9cm">
          <text:p text:style-name="P1"><text:span text:style-name="T1">R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cm" svg:height="1cm" svg:x="16cm" svg:y="9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5cm" svg:y="9cm">
          <text:p text:style-name="P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4cm" svg:y="9cm">
          <text:p text:style-name="P1"><text:span text:style-name="T1">V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1cm" svg:y="9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9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9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8cm" svg:y="9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cm" svg:height="1cm" svg:x="7cm" svg:y="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cm" svg:height="1cm" svg:x="6cm" svg:y="9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3cm" svg:y="9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2cm" svg:y="9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5cm" svg:y1="9cm" svg:x2="12cm" svg:y2="6.5cm" draw:start-shape="id1" draw:start-glue-point="4" draw:end-shape="id2" draw:end-glue-point="10" svg:d="m16500 9000v-2500h-4500">
          <text:p/>
        </draw:connector>
        <draw:custom-shape draw:style-name="gr1" draw:text-style-name="P2" draw:layer="layout" svg:width="1cm" svg:height="1cm" svg:x="11cm" svg:y="4cm">
          <text:p text:style-name="P1"><text:span text:style-name="T1">arm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4cm">
          <text:p text:style-name="P1"><text:span text:style-name="T1">arm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1cm" svg:y="5cm">
          <text:p text:style-name="P1"><text:span text:style-name="T1">foot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5cm">
          <text:p text:style-name="P1"><text:span text:style-name="T1">foot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1cm" svg:y="8cm">
          <text:p text:style-name="P1"><text:span text:style-name="T1">tail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1cm" svg:y="7cm">
          <text:p text:style-name="P1"><text:span text:style-name="T1">tail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1cm" svg:height="1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1cm" svg:height="1cm" svg:x="1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4cm" svg:y="8cm">
          <text:p text:style-name="P1"><text:span text:style-name="T1">ear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5cm" svg:y="8cm">
          <text:p text:style-name="P1"><text:span text:style-name="T1">ear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8cm">
          <text:p text:style-name="P1"><text:span text:style-name="T1">neck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7cm">
          <text:p text:style-name="P1"><text:span text:style-name="T1">neck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1cm" svg:height="1cm" svg:x="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8cm" svg:height="10cm" svg:x="1cm" svg:y="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5cm" svg:y1="9cm" svg:x2="6cm" svg:y2="9.5cm" draw:start-shape="id3" draw:start-glue-point="8" draw:end-shape="id4" draw:end-glue-point="6" svg:d="m4500 9000v500h1500">
          <text:p/>
        </draw:connector>
        <draw:connector draw:style-name="gr3" draw:text-style-name="P1" draw:layer="layout" svg:x1="6cm" svg:y1="8.5cm" svg:x2="7.5cm" svg:y2="9cm" draw:start-shape="id5" draw:start-glue-point="10" draw:end-shape="id6" draw:end-glue-point="4" svg:d="m6000 8500h1500v500">
          <text:p/>
        </draw:connector>
        <draw:connector draw:style-name="gr3" draw:text-style-name="P1" draw:layer="layout" svg:x1="10cm" svg:y1="6.5cm" svg:x2="6cm" svg:y2="7.5cm" draw:start-shape="id7" draw:start-glue-point="6" draw:end-shape="id8" draw:end-glue-point="10" svg:d="m10000 6500h-1999v1000h-2001">
          <text:p/>
        </draw:connector>
        <draw:custom-shape draw:style-name="gr4" draw:text-style-name="P2" draw:layer="layout" svg:width="1cm" svg:height="1cm" svg:x="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16.2cm">
          <text:p text:style-name="P1"><text:span text:style-name="T1">arm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16.2cm">
          <text:p text:style-name="P1"><text:span text:style-name="T1">arm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15.2cm">
          <text:p text:style-name="P1"><text:span text:style-name="T1">foot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15.2cm">
          <text:p text:style-name="P1"><text:span text:style-name="T1">foot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layout" svg:width="1cm" svg:height="1cm" svg:x="9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1cm" svg:height="1cm" svg:x="10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cm" svg:y="12.2cm">
          <text:p text:style-name="P1"><text:span text:style-name="T1">arm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cm" svg:y="13.2cm">
          <text:p text:style-name="P1"><text:span text:style-name="T1">foot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5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1cm" svg:height="1cm" svg:x="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12.2cm">
          <text:p text:style-name="P1"><text:span text:style-name="T1">tail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13.2cm">
          <text:p text:style-name="P1"><text:span text:style-name="T1">tail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12.2cm">
          <text:p text:style-name="P1"><text:span text:style-name="T1">neck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13.2cm">
          <text:p text:style-name="P1"><text:span text:style-name="T1">neck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cm" svg:y="16.2cm">
          <text:p text:style-name="P1"><text:span text:style-name="T1">neck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cm" svg:y="15.2cm">
          <text:p text:style-name="P1"><text:span text:style-name="T1">neck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6.2cm" svg:y="12.2cm">
          <text:p text:style-name="P1"><text:span text:style-name="T1">arm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6.2cm" svg:y="13.2cm">
          <text:p text:style-name="P1"><text:span text:style-name="T1">foot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1cm" svg:height="1cm" svg:x="1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6.2cm" svg:y="16.2cm">
          <text:p text:style-name="P1"><text:span text:style-name="T1">tail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6.2cm" svg:y="15.2cm">
          <text:p text:style-name="P1"><text:span text:style-name="T1">tail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1cm" svg:height="1cm" svg:x="1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1cm" svg:height="1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cm" svg:y1="14.7cm" svg:x2="7cm" svg:y2="14.7cm" draw:start-shape="id9" draw:start-glue-point="6" draw:end-shape="id10" draw:end-glue-point="10" svg:d="m9000 14700h-2000">
          <text:p/>
        </draw:connector>
        <draw:connector draw:style-name="gr3" draw:text-style-name="P1" draw:layer="layout" svg:x1="11cm" svg:y1="14.7cm" svg:x2="14cm" svg:y2="14.7cm" draw:start-shape="id11" draw:start-glue-point="10" draw:end-shape="id12" draw:end-glue-point="6" svg:d="m11000 14700h3000">
          <text:p/>
        </draw:connector>
        <draw:connector draw:style-name="gr3" draw:text-style-name="P1" draw:layer="layout" svg:x1="9cm" svg:y1="14.7cm" svg:x2="13.5cm" svg:y2="12.2cm" draw:start-shape="id9" draw:start-glue-point="6" draw:end-shape="id13" draw:end-glue-point="4" svg:d="m9000 14700h-501v-3001h5001v501">
          <text:p/>
        </draw:connector>
        <draw:connector draw:style-name="gr3" draw:text-style-name="P1" draw:layer="layout" svg:x1="11cm" svg:y1="14.7cm" svg:x2="5.5cm" svg:y2="17.2cm" draw:start-shape="id11" draw:start-glue-point="10" draw:end-shape="id14" draw:end-glue-point="8" svg:d="m11000 14700h502v3002h-6002v-502">
          <text:p/>
        </draw:connector>
        <draw:custom-shape draw:style-name="gr5" draw:text-style-name="P2" draw:layer="layout" svg:width="1cm" svg:height="1cm" svg:x="1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2" draw:layer="layout" svg:width="1cm" svg:height="1cm" svg:x="18cm" svg:y="5cm">
          <text:p text:style-name="P1"><text:span text:style-name="T1">T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7cm" svg:y="5cm">
          <text:p text:style-name="P1"><text:span text:style-name="T1">R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6cm" svg:y="5cm">
          <text:p text:style-name="P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cm" svg:height="1cm" svg:x="15cm" svg:y="5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2cm" svg:y="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1cm" svg:height="1cm" svg:x="10cm" svg:y="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8cm" svg:y="5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7cm" svg:y="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4cm" svg:y="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cm" svg:height="1cm" svg:x="13cm" svg:y="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8cm" svg:y="11cm">
          <text:p text:style-name="P1"><text:span text:style-name="T1">V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7cm" svg:y="11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6cm" svg:y="11cm">
          <text:p text:style-name="P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5cm" svg:y="11cm">
          <text:p text:style-name="P1"><text:span text:style-name="T1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3cm" svg:y="11cm">
          <text:p text:style-name="P1"><text:span text:style-name="T1">A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4cm" svg:y="11cm">
          <text:p text:style-name="P1"><text:span text:style-name="T1">A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4cm" svg:y="11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1cm" svg:y="11cm">
          <text:p text:style-name="P1"><text:span text:style-name="T1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2cm" svg:y="11cm">
          <text:p text:style-name="P1"><text:span text:style-name="T1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5cm" svg:y1="6cm" svg:x2="13cm" svg:y2="8.5cm" draw:start-shape="id15" draw:start-glue-point="8" draw:end-shape="id16" draw:end-glue-point="10" svg:d="m15500 6000v2500h-2500">
          <text:p/>
        </draw:connector>
        <draw:custom-shape draw:style-name="gr1" draw:text-style-name="P2" draw:layer="layout" svg:width="1cm" svg:height="1cm" svg:x="12cm" svg:y="6cm">
          <text:p text:style-name="P1"><text:span text:style-name="T1">arm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1cm" svg:y="6cm">
          <text:p text:style-name="P1"><text:span text:style-name="T1">arm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cm" svg:height="1cm" svg:x="12cm" svg:y="7cm">
          <text:p text:style-name="P1"><text:span text:style-name="T1">foot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cm" svg:height="1cm" svg:x="11cm" svg:y="7cm">
          <text:p text:style-name="P1"><text:span text:style-name="T1">foot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2cm" svg:y="10cm">
          <text:p text:style-name="P1"><text:span text:style-name="T1">tail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cm" svg:height="1cm" svg:x="12cm" svg:y="9cm">
          <text:p text:style-name="P1"><text:span text:style-name="T1">tail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1cm" svg:height="1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6" draw:id="id16" draw:layer="layout" svg:width="1cm" svg:height="1cm" svg:x="12cm" svg:y="8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4cm" svg:y="4cm">
          <text:p text:style-name="P1"><text:span text:style-name="T1">ear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5cm" svg:y="4cm">
          <text:p text:style-name="P1"><text:span text:style-name="T1">ear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11cm" svg:y="10cm">
          <text:p text:style-name="P1"><text:span text:style-name="T2">un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6" draw:id="id26" draw:layer="layout" svg:width="1cm" svg:height="1cm" svg:x="11cm" svg:y="9cm">
          <text:p text:style-name="P1"><text:span text:style-name="T1">V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1cm" svg:height="1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8cm" svg:height="11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18cm">
          <text:p text:style-name="P1"><text:span text:style-name="T1">arm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18cm">
          <text:p text:style-name="P1"><text:span text:style-name="T1">arm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17cm">
          <text:p text:style-name="P1"><text:span text:style-name="T1">foot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17cm">
          <text:p text:style-name="P1"><text:span text:style-name="T1">foot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cm" svg:height="1cm" svg:x="9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1" draw:id="id21" draw:layer="layout" svg:width="1cm" svg:height="1cm" svg:x="10cm" svg:y="16.001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7cm" svg:y="18cm">
          <text:p text:style-name="P1"><text:span text:style-name="T1">arm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7cm" svg:y="17cm">
          <text:p text:style-name="P1"><text:span text:style-name="T1">foot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5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" draw:id="id18" draw:layer="layout" svg:width="1cm" svg:height="1cm" svg:x="5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5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14cm">
          <text:p text:style-name="P1"><text:span text:style-name="T1">tail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cm" svg:y="15cm">
          <text:p text:style-name="P1"><text:span text:style-name="T1">tail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1cm" svg:x="9cm" svg:y="15cm">
          <text:p text:style-name="P1"><text:span text:style-name="T1">V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7cm" svg:y="4cm">
          <text:p text:style-name="P1"><text:span text:style-name="T1">neck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6cm" svg:y="4cm">
          <text:p text:style-name="P1"><text:span text:style-name="T1">neck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2cm" svg:y="18cm">
          <text:p text:style-name="P1"><text:span text:style-name="T1">arm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2cm" svg:y="17cm">
          <text:p text:style-name="P1"><text:span text:style-name="T1">foot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2cm" svg:y="14cm">
          <text:p text:style-name="P1"><text:span text:style-name="T1">tail</text:span></text:p>
          <text:p text:style-name="P1"><text:span text:style-name="T1">P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2cm" svg:y="15cm">
          <text:p text:style-name="P1"><text:span text:style-name="T1">tail</text:span></text:p>
          <text:p text:style-name="P1"><text:span text:style-name="T1">Y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cm" svg:height="1cm" svg:x="13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3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3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3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9" draw:id="id19" draw:layer="layout" svg:width="1cm" svg:height="1cm" svg:x="14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1cm" svg:height="1cm" svg:x="6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cm" svg:y1="14.001cm" svg:x2="6.556cm" svg:y2="13.768cm" draw:start-shape="id17" draw:start-glue-point="4" svg:d="m13500 14001v-501h-6944v268">
          <text:p/>
        </draw:connector>
        <draw:connector draw:style-name="gr3" draw:text-style-name="P1" draw:layer="layout" svg:x1="5.5cm" svg:y1="19.001cm" svg:x2="14.5cm" svg:y2="19.001cm" draw:start-shape="id18" draw:start-glue-point="8" draw:end-shape="id19" draw:end-glue-point="8" svg:d="m5500 19001v502h9000v-502">
          <text:p/>
        </draw:connector>
        <draw:connector draw:style-name="gr3" draw:text-style-name="P1" draw:layer="layout" svg:x1="9cm" svg:y1="16.501cm" svg:x2="13.5cm" svg:y2="14.001cm" draw:start-shape="id20" draw:start-glue-point="6" draw:end-shape="id17" draw:end-glue-point="4" svg:d="m9000 16501h-501v-3001h5001v501">
          <text:p/>
        </draw:connector>
        <draw:connector draw:style-name="gr3" draw:text-style-name="P1" draw:layer="layout" svg:x1="11cm" svg:y1="16.501cm" svg:x2="5.5cm" svg:y2="19.001cm" draw:start-shape="id21" draw:start-glue-point="10" draw:end-shape="id18" draw:end-glue-point="8" svg:d="m11000 16501h502v3002h-6002v-502">
          <text:p/>
        </draw:connector>
        <draw:custom-shape draw:style-name="gr5" draw:text-style-name="P2" xml:id="id28" draw:id="id28" draw:layer="layout" svg:width="1cm" svg:height="1cm" svg:x="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4cm" svg:y="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5cm" svg:y="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5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5cm" svg:y="11cm">
          <text:p text:style-name="P1"><text:span text:style-name="T1">3.3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6cm" svg:y="11cm">
          <text:p text:style-name="P1"><text:span text:style-name="T1">A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7cm" svg:y="11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8cm" svg:y="11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cm" svg:y="11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cm" svg:height="1cm" svg:x="10cm" svg:y="11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5cm" svg:y1="6cm" svg:x2="11cm" svg:y2="7.5cm" draw:start-shape="id22" draw:start-glue-point="8" draw:end-shape="id23" draw:end-glue-point="6" svg:d="m10500 6000v1500h500">
          <text:p/>
        </draw:connector>
        <draw:connector draw:style-name="gr3" draw:text-style-name="P1" draw:layer="layout" svg:x1="13cm" svg:y1="7.5cm" svg:x2="13.5cm" svg:y2="6cm" draw:start-shape="id24" draw:start-glue-point="10" draw:end-shape="id25" draw:end-glue-point="8" svg:d="m13000 7500h500v-1500">
          <text:p/>
        </draw:connector>
        <draw:connector draw:style-name="gr3" draw:text-style-name="P1" draw:layer="layout" svg:x1="11cm" svg:y1="9.5cm" svg:x2="9cm" svg:y2="9.5cm" draw:start-shape="id26" draw:start-glue-point="6" draw:end-shape="id27" svg:d="m11000 9500h-2000">
          <text:p/>
        </draw:connector>
        <draw:custom-shape draw:style-name="gr4" draw:text-style-name="P2" draw:layer="layout" svg:width="1cm" svg:height="1cm" svg:x="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9" draw:id="id39" draw:layer="layout" svg:width="1cm" svg:height="1cm" svg:x="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5cm" svg:y1="5cm" svg:x2="10cm" svg:y2="2.5cm" draw:start-shape="id15" draw:start-glue-point="4" draw:end-shape="id28" draw:end-glue-point="10" svg:d="m15500 5000v-2500h-5500">
          <text:p/>
        </draw:connector>
        <draw:custom-shape draw:style-name="gr9" draw:text-style-name="P3" draw:layer="layout" svg:width="1cm" svg:height="1cm" svg:x="7cm" svg:y="14cm">
          <text:p text:style-name="P1"><text:span text:style-name="T2">un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9cm" svg:y="14cm">
          <text:p text:style-name="P1"><text:span text:style-name="T2">un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7" draw:id="id27" draw:layer="layout" svg:width="1cm" svg:height="1cm" svg:x="8cm" svg:y="9cm">
          <text:p text:style-name="P1"><text:span text:style-name="T1">V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9" draw:id="id29" draw:layer="layout" svg:width="1cm" svg:height="1cm" svg:x="8cm" svg:y="10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cm" svg:y1="10.5cm" svg:x2="15.5cm" svg:y2="6cm" draw:start-shape="id29" draw:start-glue-point="10" draw:end-shape="id15" draw:end-glue-point="8" svg:d="m9000 10500c4334 0 6500-1500 6500-4500">
          <text:p/>
        </draw:connector>
        <draw:connector draw:style-name="gr11" draw:text-style-name="P1" draw:layer="layout" draw:type="curve" svg:x1="10.5cm" svg:y1="12cm" svg:x2="13cm" svg:y2="9.5cm" draw:start-shape="id30" draw:start-glue-point="8" draw:end-shape="id31" draw:end-glue-point="10" svg:d="m10500 12000c0 753 1501 627 2315-185s938-2315 185-2315">
          <text:p/>
        </draw:connector>
        <draw:connector draw:style-name="gr11" draw:text-style-name="P1" draw:layer="layout" draw:type="curve" svg:x1="11cm" svg:y1="8.5cm" svg:x2="10cm" svg:y2="3.5cm" draw:start-shape="id32" draw:start-glue-point="6" draw:end-shape="id33" draw:end-glue-point="10" svg:d="m11000 8500c-751 0-501-2499-500-2499s253-2501-500-2501">
          <text:p/>
        </draw:connector>
        <draw:custom-shape draw:style-name="gr1" draw:text-style-name="P2" xml:id="id34" draw:id="id34" draw:layer="layout" svg:width="2cm" svg:height="0.6cm" svg:x="3.8cm" svg:y="9.6cm">
          <text:p text:style-name="P1"><text:span text:style-name="T1">To stick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5.8cm" svg:y1="9.9cm" svg:x2="8cm" svg:y2="9.5cm" draw:start-shape="id34" draw:start-glue-point="1" draw:end-shape="id27" draw:end-glue-point="6" svg:d="m5800 9900c1650 0 550-400 2200-400">
          <text:p/>
        </draw:connector>
        <draw:connector draw:style-name="gr12" draw:text-style-name="P1" draw:layer="layout" draw:type="curve" svg:x1="5.8cm" svg:y1="9.9cm" svg:x2="8cm" svg:y2="10.5cm" draw:start-shape="id34" draw:start-glue-point="1" draw:end-shape="id29" draw:end-glue-point="6" svg:d="m5800 9900c1650 0 550 600 2200 600">
          <text:p/>
        </draw:connector>
        <draw:custom-shape draw:style-name="gr1" draw:text-style-name="P2" xml:id="id35" draw:id="id35" draw:layer="layout" svg:width="3cm" svg:height="0.6cm" svg:x="1cm" svg:y="15cm">
          <text:p text:style-name="P1"><text:span text:style-name="T1">For stick Vc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3cm" svg:height="0.6cm" svg:x="1cm" svg:y="16cm">
          <text:p text:style-name="P1"><text:span text:style-name="T1">For servos Vc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0" draw:id="id40" draw:layer="layout" svg:width="1cm" svg:height="1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6" draw:id="id36" draw:layer="layout" svg:width="1cm" svg:height="1cm" svg:x="5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4cm" svg:y1="15.3cm" svg:x2="5cm" svg:y2="15.501cm" draw:start-shape="id35" draw:start-glue-point="1" draw:end-shape="id36" draw:end-glue-point="6" svg:d="m4000 15300c750 0 250 201 1000 201">
          <text:p/>
        </draw:connector>
        <draw:connector draw:style-name="gr12" draw:text-style-name="P1" draw:layer="layout" draw:type="curve" svg:x1="4cm" svg:y1="16.3cm" svg:x2="6cm" svg:y2="16.501cm" draw:start-shape="id37" draw:start-glue-point="1" draw:end-shape="id38" svg:d="m4000 16300c1500 0 500 201 2000 201">
          <text:p/>
        </draw:connector>
        <draw:connector draw:style-name="gr12" draw:text-style-name="P1" draw:layer="layout" draw:type="curve" svg:x1="4cm" svg:y1="16.3cm" svg:x2="5cm" svg:y2="16.5cm" draw:start-shape="id37" draw:start-glue-point="1" draw:end-shape="id39" draw:end-glue-point="6" svg:d="m4000 16300c750 0 250 200 1000 200">
          <text:p/>
        </draw:connector>
        <draw:connector draw:style-name="gr12" draw:text-style-name="P1" draw:layer="layout" draw:type="curve" svg:x1="4cm" svg:y1="15.3cm" svg:x2="7cm" svg:y2="15.5cm" draw:start-shape="id35" draw:start-glue-point="1" draw:end-shape="id40" draw:end-glue-point="6" svg:d="m4000 15300c2250 0 750 200 3000 200">
          <text:p/>
        </draw:connector>
        <draw:custom-shape draw:style-name="gr9" draw:text-style-name="P3" draw:layer="layout" svg:width="1cm" svg:height="1cm" svg:x="8cm" svg:y="4cm">
          <text:p text:style-name="P1"><text:span text:style-name="T2">un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9cm" svg:y="4cm">
          <text:p text:style-name="P1"><text:span text:style-name="T2">un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ao Sumitomo</meta:initial-creator>
    <meta:creation-date>2013-09-01T22:30:13</meta:creation-date>
    <dc:date>2013-10-16T01:01:20</dc:date>
    <dc:creator>Takao Sumitomo</dc:creator>
    <meta:editing-duration>PT3H58M35S</meta:editing-duration>
    <meta:editing-cycles>19</meta:editing-cycles>
    <meta:generator>LibreOffice/3.5$Linux_X86_64 LibreOffice_project/350m1$Build-2</meta:generator>
    <meta:document-statistic meta:object-count="209"/>
  </office:meta>
</office:document-meta>
</file>